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31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42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ce10" style:family="table-cell" style:parent-style-name="Default">
      <style:table-cell-properties fo:background-color="#ff0000" style:vertical-align="middle"/>
    </style:style>
    <style:style style:name="ce11" style:family="table-cell" style:parent-style-name="Default">
      <style:table-cell-properties fo:background-color="#ffd320" style:vertical-align="middle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7"/>
        <table:table-column table:style-name="co1" table:number-columns-repeated="1013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5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24">
            <text:p>24/11/10</text:p>
          </table:table-cell>
          <table:table-cell table:style-name="ce10" office:value-type="string">
            <text:p>KO</text:p>
          </table:table-cell>
          <table:table-cell/>
          <table:table-cell office:value-type="string">
            <text:p>Pieter</text:p>
          </table:table-cell>
          <table:table-cell table:style-name="ce12" office:value-type="string">
            <text:p>major issue : Glassfish 3.0.1 creates a new instance of the datasource for each lookup, so monitoring of sql requests does not work + minor glassfish issue <text:span text:style-name="T3"><text:a xlink:href="http://java.net/jira/browse/GLASSFISH-12831">http://java.net/jira/browse/GLASSFISH-12831</text:a></text:span>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1-31">
            <text:p>31/01/11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configuration issue with quartz in jonas 5.1.0 M2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1-24">
            <text:p>24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/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6.0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1-31">
            <text:p>31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/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/>
          <table:table-cell table:number-columns-repeated="3"/>
          <table:table-cell table:style-name="ce12"/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12">
            <text:p>12/11/10</text:p>
          </table:table-cell>
          <table:table-cell table:style-name="ce10" office:value-type="string">
            <text:p>KO</text:p>
          </table:table-cell>
          <table:table-cell office:value-type="string">
            <text:p>1.20.0</text:p>
          </table:table-cell>
          <table:table-cell office:value-type="string">
            <text:p>evernat</text:p>
          </table:table-cell>
          <table:table-cell table:style-name="ce12" office:value-type="string">
            <text:p>major issue : JNDI tree does not work in Websphere 7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ozilla Firefox3.6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Google Chrom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web.xml is not displayed as xml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S Internet Explorer 8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display of errors and mean times in the list of jobs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extreme cases that the http counter is not displayed or that displayed-counters is empty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In tomcat, 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context parameter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system propertie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iority of parameters in system properties, in context parameters and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1">without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2">with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Hudso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JIRA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Confluence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for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of Bamboo</text:p>
          </table:table-cell>
          <table:table-cell office:value-type="string">
            <text:p>to be written</text:p>
          </table:table-cell>
          <table:table-cell table:style-name="ce8" office:value-type="date" office:date-value="2010-11-28">
            <text:p>28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Bamboo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ce8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, with rewrap-datasources parameter (needs a datasource rar in jonas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ce8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Default" table:number-columns-repeated="4"/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1.21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s with excludedDatasources property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1.22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 including « CONFIDENTIAL » for SS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 (catalina.policy); the examples webapp needs to be undeploy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Small issue : an application not available is not easy to remove</text:p>
          </table:table-cell>
          <table:table-cell table:number-columns-repeated="1013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 (stack-trace of error, stack-trace of log, sql explain plan, call tree, usages, summary per class, last error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Mbeans</text:p>
          </table:table-cell>
          <table:table-cell office:value-type="string">
            <text:p>to be written</text:p>
          </table:table-cell>
          <table:table-cell table:style-name="ce8" office:value-type="date" office:date-value="2010-11-12">
            <text:p>1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rint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Check that all html screens can be correctly printed.</text:p>
          </table:table-cell>
          <table:table-cell office:value-type="string">
            <text:p>For all screens, open « print preview » and check contents, in particular that buttons of actions are not in preview</text:p>
          </table:table-cell>
          <table:table-cell table:style-name="ce8" office:value-type="date" office:date-value="2010-11-15">
            <text:p>15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 table:number-rows-repeated="6534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1">31/01/2011</text:date>, <text:time>23:5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1-01-31T23:53:58.04</dc:date>
    <dc:creator>Emeric Vernat</dc:creator>
    <meta:editing-duration>PT254H34M00S</meta:editing-duration>
    <meta:editing-cycles>223</meta:editing-cycles>
    <meta:generator>OpenOffice.org/3.2$Win32 OpenOffice.org_project/320m18$Build-9502</meta:generator>
    <meta:document-statistic meta:table-count="2" meta:cell-count="1556" meta:object-count="0"/>
  </office:meta>
</office:document-meta>
</file>